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date" office:date-value="2022-12-14" calcext:value-type="date">
            <text:p>14/12/22</text:p>
          </table:table-cell>
          <table:table-cell table:style-name="ce2" office:value-type="date" office:date-value="2022-12-15" calcext:value-type="date">
            <text:p>15/12/22</text:p>
          </table:table-cell>
          <table:table-cell table:style-name="ce2" office:value-type="date" office:date-value="2022-12-16" calcext:value-type="date">
            <text:p>16/12/22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ba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nc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3"/>
        </table:table-row>
      </table:table>
      <table:named-expressions>
        <table:named-range table:name="Projet_Planning" table:base-cell-address="$Feuille1.$A$1" table:cell-range-address="$Feuille1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24:46.146483801</meta:creation-date>
    <dc:date>2022-12-14T13:28:27.102088664</dc:date>
    <meta:editing-duration>PT3M41S</meta:editing-duration>
    <meta:editing-cycles>1</meta:editing-cycles>
    <meta:document-statistic meta:table-count="1" meta:cell-count="11" meta:object-count="0"/>
    <meta:generator>LibreOffice/7.3.6.2$Linux_X86_64 LibreOffice_project/30$Build-2</meta:generator>
  </office:meta>
</office:document-meta>
</file>